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099f0" officeooo:paragraph-rsid="001099f0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17cf4" officeooo:paragraph-rsid="00117cf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2be7d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7d408" officeooo:paragraph-rsid="0017d408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85ce6" officeooo:paragraph-rsid="00185ce6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85ce6" officeooo:paragraph-rsid="00194b0b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a1bad" officeooo:paragraph-rsid="001a1ba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c2fa5" officeooo:paragraph-rsid="001c2fa5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ef904" officeooo:paragraph-rsid="001ef904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4383a" officeooo:paragraph-rsid="0025835f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8c975" officeooo:paragraph-rsid="0028c975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0d36e" officeooo:paragraph-rsid="0020d36e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16d74" officeooo:paragraph-rsid="00216d74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a8061" officeooo:paragraph-rsid="002a8061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d544d" officeooo:paragraph-rsid="002d544d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f4ff9" officeooo:paragraph-rsid="002f4ff9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3137a3" officeooo:paragraph-rsid="003137a3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paragraph-rsid="003137a3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aa1a6" officeooo:paragraph-rsid="003aa1a6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16d09d" officeooo:paragraph-rsid="0016d09d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bbb62" officeooo:paragraph-rsid="003d6443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3d6443" officeooo:paragraph-rsid="003d6443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1a4765" officeooo:paragraph-rsid="001a4765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185ce6" officeooo:paragraph-rsid="00185ce6" fo:background-color="#dddddd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185ce6" officeooo:paragraph-rsid="00194b0b" fo:background-color="#ddddd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74dbd" officeooo:paragraph-rsid="00274dbd" fo:background-color="#ddddd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0d36e" officeooo:paragraph-rsid="0020d36e" fo:background-color="#dddddd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17d408" officeooo:paragraph-rsid="0017d408" fo:background-color="#dddddd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3aa1a6" officeooo:paragraph-rsid="003aa1a6" fo:background-color="#dddddd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3d6443" officeooo:paragraph-rsid="003d6443" fo:background-color="#dddddd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5835f" officeooo:paragraph-rsid="0025835f" fo:background-color="#dddddd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30372" officeooo:paragraph-rsid="00230372" fo:background-color="#dddddd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4d77a5" officeooo:paragraph-rsid="004d77a5" fo:background-color="#dddddd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4f5fa9" officeooo:paragraph-rsid="004f5fa9" fo:background-color="#dddddd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501ff6" officeooo:paragraph-rsid="00501ff6" fo:background-color="#dddddd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59ff2e" officeooo:paragraph-rsid="0059ff2e" fo:background-color="#dddddd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5b648f" officeooo:paragraph-rsid="005b648f" fo:background-color="#dddddd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5c0360" officeooo:paragraph-rsid="005c0360" fo:background-color="#dddddd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1a4765" officeooo:paragraph-rsid="001a4765" fo:background-color="#dddddd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3420e5" officeooo:paragraph-rsid="003420e5" fo:background-color="transparent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3420e5" officeooo:paragraph-rsid="003da6ea" fo:background-color="transparent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3420e5" officeooo:paragraph-rsid="005c0360" fo:background-color="transparent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3df313" officeooo:paragraph-rsid="00433a8f" fo:background-color="transparent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4753df" officeooo:paragraph-rsid="004753df" fo:background-color="transparent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4bf1fc" officeooo:paragraph-rsid="004bf1fc" fo:background-color="transparent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3fab3b" officeooo:paragraph-rsid="003fab3b" fo:background-color="transparent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4e599e" officeooo:paragraph-rsid="004e599e" fo:background-color="transparent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4f5fa9" officeooo:paragraph-rsid="004f5fa9" fo:background-color="transparent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501ff6" officeooo:paragraph-rsid="00501ff6" fo:background-color="transparent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51afa3" officeooo:paragraph-rsid="0051afa3" fo:background-color="transparent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52b160" officeooo:paragraph-rsid="0051afa3" fo:background-color="transparent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59ff2e" officeooo:paragraph-rsid="0059ff2e" fo:background-color="transparent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5c0360" officeooo:paragraph-rsid="005c0360" fo:background-color="transparent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609e81" officeooo:paragraph-rsid="00609e81" fo:background-color="transparent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fo:font-weight="bold" officeooo:rsid="0059ff2e" officeooo:paragraph-rsid="0059ff2e" fo:background-color="transparent" style:font-size-asian="14pt" style:font-weight-asian="bold" style:font-size-complex="14pt" style:font-weight-complex="bold"/>
    </style:style>
    <style:style style:name="P56" style:family="paragraph" style:parent-style-name="Standard">
      <style:paragraph-properties fo:line-height="150%"/>
      <style:text-properties style:font-name="Ubuntu" fo:font-size="14pt" fo:font-weight="bold" officeooo:rsid="00609e81" officeooo:paragraph-rsid="00609e81" fo:background-color="transparent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50%"/>
      <style:text-properties style:font-name="Ubuntu" fo:font-size="14pt" fo:font-weight="normal" officeooo:rsid="0059ff2e" officeooo:paragraph-rsid="0059ff2e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style:font-name="Ubuntu" fo:font-size="14pt" fo:font-weight="normal" officeooo:rsid="00609e81" officeooo:paragraph-rsid="00609e81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50%"/>
      <style:text-properties fo:color="#39bae6" loext:opacity="100%" style:font-name="Ubuntu" fo:font-size="14pt" officeooo:paragraph-rsid="000e6f28" style:font-size-asian="14pt" style:font-size-complex="14pt"/>
    </style:style>
    <style:style style:name="P60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fo:font-size="18pt" fo:font-weight="bold" officeooo:rsid="000e037f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officeooo:rsid="00117cf4"/>
    </style:style>
    <style:style style:name="T3" style:family="text">
      <style:text-properties officeooo:rsid="0015f5e8"/>
    </style:style>
    <style:style style:name="T4" style:family="text">
      <style:text-properties officeooo:rsid="00194b0b"/>
    </style:style>
    <style:style style:name="T5" style:family="text">
      <style:text-properties officeooo:rsid="001a4765"/>
    </style:style>
    <style:style style:name="T6" style:family="text">
      <style:text-properties officeooo:rsid="0025835f"/>
    </style:style>
    <style:style style:name="T7" style:family="text">
      <style:text-properties officeooo:rsid="0027941f"/>
    </style:style>
    <style:style style:name="T8" style:family="text">
      <style:text-properties officeooo:rsid="0020d36e"/>
    </style:style>
    <style:style style:name="T9" style:family="text">
      <style:text-properties officeooo:rsid="002a5b18"/>
    </style:style>
    <style:style style:name="T10" style:family="text">
      <style:text-properties officeooo:rsid="002a8061"/>
    </style:style>
    <style:style style:name="T11" style:family="text">
      <style:text-properties officeooo:rsid="002af8ae"/>
    </style:style>
    <style:style style:name="T12" style:family="text">
      <style:text-properties officeooo:rsid="002c8ccb"/>
    </style:style>
    <style:style style:name="T13" style:family="text">
      <style:text-properties officeooo:rsid="002d8bf4"/>
    </style:style>
    <style:style style:name="T14" style:family="text">
      <style:text-properties officeooo:rsid="003137a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2ca3a"/>
    </style:style>
    <style:style style:name="T17" style:family="text">
      <style:text-properties officeooo:rsid="003420e5"/>
    </style:style>
    <style:style style:name="T18" style:family="text">
      <style:text-properties officeooo:rsid="0039ee66"/>
    </style:style>
    <style:style style:name="T19" style:family="text">
      <style:text-properties officeooo:rsid="003d6443"/>
    </style:style>
    <style:style style:name="T20" style:family="text">
      <style:text-properties officeooo:rsid="0048c6cd"/>
    </style:style>
    <style:style style:name="T21" style:family="text">
      <style:text-properties officeooo:rsid="004a321a"/>
    </style:style>
    <style:style style:name="T22" style:family="text">
      <style:text-properties officeooo:rsid="004d77a5"/>
    </style:style>
    <style:style style:name="T23" style:family="text">
      <style:text-properties officeooo:rsid="004eeb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5b648f"/>
    </style:style>
    <style:style style:name="T26" style:family="text">
      <style:text-properties officeooo:rsid="006286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0" text:outline-level="1">M<text:span text:style-name="T1">o</text:span>dulos 01</text:h>
      <text:p text:style-name="P1">Com o ecmascript 6 veio uma nova sintax pra importar e exportar arquivos javascript, sendo d<text:span text:style-name="T2">e</text:span>snecessario escrever todo o codigo em um único arquivo, <text:span text:style-name="T2">abrindo a possibilidade de separar em arquivos diferentes, esses são os modulos, cada modulo pode ter suas caracteristicas ou regras.</text:span></text:p>
      <text:p text:style-name="P2">É possível dentro de um modulo importar outro, usar funções de um no outro, constantes, variaveis etc. Fazendo isso o codigo terá uma qualidade e organização melhor.</text:p>
      <text:p text:style-name="P2"/>
      <text:p text:style-name="P4">Para ativar o sistema de modulos <text:span text:style-name="T14">no browser</text:span> é necessario botar o type module no arquivo HTML, na tag &lt;script&gt;:</text:p>
      <text:p text:style-name="P28">&lt;script src=” “ type=”module”&gt; &lt;/script&gt; </text:p>
      <text:p text:style-name="P2"/>
      <text:p text:style-name="P17"><text:span text:style-name="T15">Obs:</text:span> Será ativado apenas para o browser, no node é preciso ativar usando ferramentas externas como o webpack</text:p>
      <text:p text:style-name="P2"/>
      <text:p text:style-name="P5">Para exportar algo é necessario usar a palavra-chave ‘export’, será colocada antes do conteudo que vai ser exportado, como uma variavel ou função:</text:p>
      <text:p text:style-name="P24">export let variavel = valor </text:p>
      <text:p text:style-name="P24">export function função( <text:s/>) { <text:s/>} </text:p>
      <text:p text:style-name="P59"/>
      <text:p text:style-name="P5">A palavra-chave ‘export’ significa que tal conteudo é permitido de ir para fora, ou seja, permite usar o conteudo fora do arquivo atual</text:p>
      <text:p text:style-name="P3"/>
      <text:p text:style-name="P6">Poderá ser usado a palavra-chave ‘default’ depois do ‘export’, o default faz <text:span text:style-name="T4">o conteudo que esta sendo exportado ser o principal, ou seja, vai dizer ao javascript </text:span><text:span text:style-name="T3">que tal conteudo é a principal coisa que esta sendo exportado do arquivo atua</text:span><text:span text:style-name="T4">l:</text:span></text:p>
      <text:p text:style-name="P25"><text:span text:style-name="T4">export default function função( <text:s/>) { <text:s/>}</text:span><text:span text:style-name="T3"> </text:span></text:p>
      <text:p text:style-name="P6"><text:soft-page-break/></text:p>
      <text:p text:style-name="P7"/>
      <text:p text:style-name="P7">Para fazer a importação de um arquivo js para outro, basta declarar a palavra-chave ‘import’, o nome do conteudo (se tiver a palavra-chave ‘default’ no exporte, o nome do conteudo poderá ser qualquer um, se não o nome precisará ser especifico), <text:span text:style-name="T5">a palavra-chave ‘from’, e entre string o caminho do arquivo que será importado:</text:span></text:p>
      <text:p text:style-name="P39">import conteudo from “caminho” </text:p>
      <text:p text:style-name="P23"/>
      <text:p text:style-name="P10">O nome que vem depois da palavra-chave ‘import’ é considerado uma constante <text:span text:style-name="T10">quando esta com o ‘default’</text:span>, <text:span text:style-name="T6">essa constante representa o conteudo exportado, então terá que usa-la (a constante) mesmo se os nomes forem diferentes </text:span><text:span text:style-name="T7">do original</text:span><text:span text:style-name="T6">:</text:span></text:p>
      <text:p text:style-name="P31">import constante from “caminho” </text:p>
      <text:p text:style-name="P26">constante(param) </text:p>
      <text:p text:style-name="P8"/>
      <text:p text:style-name="P11">Quando não tem o ‘default’, é preciso dizer exatamente o nome do conteudo que esta sendo importado, ou seja, é preciso explicitar o que esta importando, os nomes precisam ser iguais.</text:p>
      <text:p text:style-name="P11">Quando tem o ‘default’ poderá ser usado qualquer nome, ou seja, u<text:span text:style-name="T8">m nome qualquer vai receber o que vier desse arquivo.</text:span></text:p>
      <text:p text:style-name="P27">→ <text:span text:style-name="T9">export function função( <text:s/>) { <text:s/>} </text:span></text:p>
      <text:p text:style-name="P27">→ <text:span text:style-name="T9">import função from “caminho” </text:span></text:p>
      <text:p text:style-name="P12"/>
      <text:p text:style-name="P27">→ <text:span text:style-name="T9">export default function função( <text:s/>) { <text:s/>} </text:span></text:p>
      <text:p text:style-name="P27">→ <text:span text:style-name="T9">import qualquerNome from “caminho” </text:span></text:p>
      <text:p text:style-name="P9"/>
      <text:p text:style-name="P14">Quando não esta sendo <text:span text:style-name="T13">exportado</text:span> como ‘default’, <text:span text:style-name="T11">o nome que vem depois de ‘import’ é considerado uma propriedade de um objeto, ou seja, vai retornar como se fosse um objeto que tem como propriedade o nome do </text:span><text:soft-page-break/><text:span text:style-name="T11">conteudo importado, </text:span><text:span text:style-name="T12">por isso será necessario colocar o nome do conteudo entre chaves com um espaço no começo e final, como se fosse um destructuring do que tá vindo do arquivo:</text:span></text:p>
      <text:p text:style-name="P32">import { conteudo } from “caminho” </text:p>
      <text:p text:style-name="P13"/>
      <text:p text:style-name="P15">Tudo o que vier do arquivo externo será ignorado, o único que precisará ser pego é o conteudo especificado</text:p>
      <text:p text:style-name="P15"/>
      <text:p text:style-name="P16">É <text:span text:style-name="T18">possível exportar e importar mais de um conteudo, basta separar por virgula os nomes dos conteudos dentro das chaves:</text:span></text:p>
      <text:p text:style-name="P29">import { conteudo1, conteudo2 } from “caminho” </text:p>
      <text:p text:style-name="P16"/>
      <text:p text:style-name="P19">Lembrando que o conteudo importado tem que ter o exato mesmo nome do conteudo que esta sendo exportado</text:p>
      <text:p text:style-name="P20"/>
      <text:p text:style-name="P21">É possível colocar um apelido em um conteudo importado, ou seja, é possível trocar o nome dos conteudos importados, será util quando <text:span text:style-name="T19">já houver alguma o</text:span><text:span text:style-name="T16">utra coisa com o mesmo nome no arquivo </text:span><text:span text:style-name="T17">que esta importando.</text:span></text:p>
      <text:p text:style-name="P22">Para fazer isso basta colocar a palavra-chave ‘as’ depois do nome do conteudo que esta sendo importado:</text:p>
      <text:p text:style-name="P30">import conteudo as novoConteudo from “caminho” </text:p>
      <text:p text:style-name="P22">ou</text:p>
      <text:p text:style-name="P30">import { conteudo as novoConteudo } from “caminho” </text:p>
      <text:p text:style-name="P30">import { conteudo1 as novoConteudo1, conteudo2 as novoConteudo2 } from “caminho” </text:p>
      <text:p text:style-name="P18"/>
      <text:p text:style-name="P41">Apartir do momento que fizer isso, o conteudo só irá atender pelo novo nome</text:p>
      <text:p text:style-name="P41"/>
      <text:p text:style-name="P44"><text:soft-page-break/>Para evitar que tenha muitos componentes (importes) em um arquivo inapropriado, uma lista de importes em um arquivo separado será feito, <text:span text:style-name="T20">geralmente é criado um arquivo chamado index.js que é o responsavel </text:span><text:span text:style-name="T21">por importar e exportar todos os arquivos, então toda vez que for importar algum componente, esse componente será importado do index.js e não do arquivo original.</text:span></text:p>
      <text:p text:style-name="P43"/>
      <text:p text:style-name="P45">No index.js, para exportar direto um arquivo exportado como ‘default’ é <text:span text:style-name="T22">preciso colocar a palavra-chave ‘export’, entre chaves o ‘default’, depois o ‘as’ e então o nome do conteudo:</text:span></text:p>
      <text:p text:style-name="P33">export { default as conteudo } from “caminho” </text:p>
      <text:p text:style-name="P46"/>
      <text:p text:style-name="P47">Vai pegar o conteudo exportado de outro arquivo e ligar com o arquivo atual, fazendo com que o atual <text:span text:style-name="T23">seja o responsavel por exportar o conteudo</text:span></text:p>
      <text:p text:style-name="P47"/>
      <text:p text:style-name="P48">Como o conteudo foi exportado do arquivo original como ‘default’, na hora de re-exportar no outro arquivo será preciso especificar que esta exportando o ‘default’, mas com outro nome:</text:p>
      <text:p text:style-name="P34">default as conteudo </text:p>
      <text:p text:style-name="P40"/>
      <text:p text:style-name="P48">Quando exporta com ‘default’, é como se tivesse exportado algo chamado default</text:p>
      <text:p text:style-name="P48"/>
      <text:p text:style-name="P49">A importação para esses arquivos ocorre de forma normal:</text:p>
      <text:p text:style-name="P35">import { conteudo } from “caminho” </text:p>
      <text:p text:style-name="P50"/>
      <text:p text:style-name="P55">Obs: <text:span text:style-name="T24">Os arquivos de exports funcionam apenas com os conteudos que estão <text:s/>sendo exportados como ‘default’ no arquivo original</text:span></text:p>
      <text:p text:style-name="P57"/>
      <text:p text:style-name="P57"/>
      <text:p text:style-name="P50"><text:soft-page-break/></text:p>
      <text:p text:style-name="P52">Quando se esta fazendo o exporte no arquivo original, o lado esquerdo do ‘as’ significa que esta importando o conteudo e o lado direito que esta exportando:</text:p>
      <text:p text:style-name="P36">export { default → importando as conteudo → exportando } from “caminho”</text:p>
      <text:p text:style-name="P51"/>
      <text:p text:style-name="P52">Para importar todos os conteudos do arquivo de exports e não um por um, basta colocar um asterisco (*) <text:span text:style-name="T25">e apelidar com algum nome usando o ‘as’, esse apelido vai representar todos os conteudos importados, ou seja, vai importar todos os conteudos e armazenar no apelido em forma de objeto, onde as propriedades desse objeto serão os conteudos:</text:span></text:p>
      <text:p text:style-name="P37">import * as conteudo from “caminho” </text:p>
      <text:p text:style-name="P40"/>
      <text:p text:style-name="P53">Os conteudos são acessados da mesma forma que uma propriedade de um objeto é acessada, basta colocar o nome do objeto e depois a propriedade, nesse caso será o apelido e depois o nome original do conteudo:</text:p>
      <text:p text:style-name="P38">conteudo.nomeOriginal </text:p>
      <text:p text:style-name="P42">_____________________________________________________________________</text:p>
      <text:p text:style-name="P56">Ex:</text:p>
      <text:p text:style-name="P54">Html → </text:p>
      <text:p text:style-name="P54">&lt;script src=”./main” type=”module”&gt;&lt;/script&gt;</text:p>
      <text:p text:style-name="P54"/>
      <text:p text:style-name="P54">modulo → </text:p>
      <text:p text:style-name="P54">export default function soma(n1, n2) {</text:p>
      <text:p text:style-name="P54"><text:s text:c="5"/>return n1 + n2</text:p>
      <text:p text:style-name="P54">}</text:p>
      <text:p text:style-name="P54"/>
      <text:p text:style-name="P54">main → </text:p>
      <text:p text:style-name="P54">import soma<text:span text:style-name="T26">Numeros</text:span> from “./modulo”</text:p>
      <text:p text:style-name="P54">console.log(soma<text:span text:style-name="T26">Numeros</text:span>(2, 3))</text:p>
      <text:p text:style-name="P56"><text:soft-page-break/>Saida:</text:p>
      <text:p text:style-name="P58">5</text:p>
      <text:p text:style-name="P58">_____________________________________________________________________</text:p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06:41:08.186746446</meta:creation-date>
    <dc:date>2022-11-21T09:18:56.610715199</dc:date>
    <meta:editing-duration>PT18H50M33S</meta:editing-duration>
    <meta:editing-cycles>50</meta:editing-cycles>
    <meta:generator>LibreOffice/7.3.7.2$Linux_X86_64 LibreOffice_project/30$Build-2</meta:generator>
    <meta:document-statistic meta:table-count="0" meta:image-count="0" meta:object-count="0" meta:page-count="6" meta:paragraph-count="66" meta:word-count="1000" meta:character-count="6185" meta:non-whitespace-character-count="5213"/>
  </office:meta>
</office:document-meta>
</file>